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7d5e" officeooo:paragraph-rsid="001b7d5e"/>
    </style:style>
    <style:style style:name="P2" style:family="paragraph" style:parent-style-name="Standard">
      <style:text-properties officeooo:rsid="001b7d5e" officeooo:paragraph-rsid="00233981"/>
    </style:style>
    <style:style style:name="P3" style:family="paragraph" style:parent-style-name="Standard">
      <style:paragraph-properties fo:text-align="justify" style:justify-single-word="false"/>
      <style:text-properties style:font-name="Courier New" fo:font-size="10pt" officeooo:rsid="0042704f" officeooo:paragraph-rsid="001ff780" style:font-size-asian="10pt" style:font-size-complex="10pt"/>
    </style:style>
    <style:style style:name="P4" style:family="paragraph" style:parent-style-name="Standard">
      <style:text-properties style:font-name="Courier New" fo:font-size="10pt" officeooo:paragraph-rsid="001ff780" style:font-size-asian="10pt" style:font-size-complex="10pt"/>
    </style:style>
    <style:style style:name="P5" style:family="paragraph" style:parent-style-name="Standard">
      <style:text-properties style:font-name="Courier New" fo:font-size="10pt" officeooo:rsid="0022491b" officeooo:paragraph-rsid="0022491b" style:font-size-asian="10pt" style:font-size-complex="10pt"/>
    </style:style>
    <style:style style:name="P6" style:family="paragraph" style:parent-style-name="Standard">
      <style:paragraph-properties fo:text-align="justify" style:justify-single-word="false"/>
      <style:text-properties style:font-name="Droid Sans Mono" fo:font-size="10pt" officeooo:rsid="004560df" officeooo:paragraph-rsid="001e2918" style:font-size-asian="10pt" style:font-size-complex="10pt"/>
    </style:style>
    <style:style style:name="P7" style:family="paragraph" style:parent-style-name="Standard">
      <style:text-properties style:font-name="Droid Sans Mono" fo:font-size="10pt" officeooo:rsid="001b7d5e" officeooo:paragraph-rsid="001b7d5e" style:font-size-asian="10pt" style:font-size-complex="10pt"/>
    </style:style>
    <style:style style:name="P8" style:family="paragraph" style:parent-style-name="Standard">
      <style:paragraph-properties fo:text-align="justify" style:justify-single-word="false"/>
      <style:text-properties style:font-name="Droid Sans Mono" fo:font-size="10pt" officeooo:rsid="001b7d5e" officeooo:paragraph-rsid="00233981" style:font-size-asian="10pt" style:font-size-complex="10pt"/>
    </style:style>
    <style:style style:name="P9" style:family="paragraph" style:parent-style-name="Standard">
      <style:text-properties style:font-name="Droid Sans Mono" fo:font-size="10pt" officeooo:rsid="00233981" officeooo:paragraph-rsid="00233981" style:font-size-asian="10pt" style:font-size-complex="10pt"/>
    </style:style>
    <style:style style:name="P10" style:family="paragraph" style:parent-style-name="Standard">
      <style:text-properties style:font-name="Droid Sans Mono" fo:font-size="10pt" fo:font-style="italic" officeooo:rsid="001b7d5e" officeooo:paragraph-rsid="001b7d5e" style:font-size-asian="10pt" style:font-style-asian="italic" style:font-size-complex="10pt" style:font-style-complex="italic"/>
    </style:style>
    <style:style style:name="P11" style:family="paragraph" style:parent-style-name="Standard">
      <style:text-properties style:font-name="Droid Sans Mono" fo:font-size="10pt" fo:font-style="italic" officeooo:rsid="001c49ce" officeooo:paragraph-rsid="001c49ce" style:font-size-asian="10pt" style:font-style-asian="italic" style:font-size-complex="10pt" style:font-style-complex="italic"/>
    </style:style>
    <style:style style:name="P12" style:family="paragraph" style:parent-style-name="Standard">
      <style:text-properties style:font-name="Droid Sans Mono" fo:font-size="10pt" fo:font-style="normal" officeooo:rsid="0028ef13" officeooo:paragraph-rsid="0028ef13" style:font-size-asian="10pt" style:font-style-asian="normal" style:font-size-complex="10pt" style:font-style-complex="normal"/>
    </style:style>
    <style:style style:name="P13" style:family="paragraph" style:parent-style-name="Standard">
      <style:text-properties style:font-name="Droid Sans Mono" fo:font-size="10pt" fo:font-style="italic" officeooo:rsid="00233981" officeooo:paragraph-rsid="00233981"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style:font-name="Droid Sans Mono" fo:font-size="10pt" officeooo:rsid="001b7d5e" officeooo:paragraph-rsid="001b7d5e" style:font-size-asian="10pt" style:font-size-complex="10pt"/>
    </style:style>
    <style:style style:name="T1" style:family="text">
      <style:text-properties officeooo:rsid="004560df"/>
    </style:style>
    <style:style style:name="T2" style:family="text">
      <style:text-properties officeooo:rsid="005292ab"/>
    </style:style>
    <style:style style:name="T3" style:family="text">
      <style:text-properties officeooo:rsid="0052dbe5"/>
    </style:style>
    <style:style style:name="T4" style:family="text">
      <style:text-properties fo:font-style="italic" style:font-style-asian="italic" style:font-style-complex="italic"/>
    </style:style>
    <style:style style:name="T5" style:family="text">
      <style:text-properties officeooo:rsid="001c49ce"/>
    </style:style>
    <style:style style:name="T6" style:family="text">
      <style:text-properties style:font-name="Courier New"/>
    </style:style>
    <style:style style:name="T7" style:family="text">
      <style:text-properties style:font-name="Courier New" officeooo:rsid="0050e450"/>
    </style:style>
    <style:style style:name="T8" style:family="text">
      <style:text-properties officeooo:rsid="0050e450"/>
    </style:style>
    <style:style style:name="T9" style:family="text">
      <style:text-properties officeooo:rsid="001e2918"/>
    </style:style>
    <style:style style:name="T10" style:family="text">
      <style:text-properties officeooo:rsid="001ff780"/>
    </style:style>
    <style:style style:name="T11" style:family="text">
      <style:text-properties officeooo:rsid="0058da26"/>
    </style:style>
    <style:style style:name="T12" style:family="text">
      <style:text-properties officeooo:rsid="00208ab0"/>
    </style:style>
    <style:style style:name="T13" style:family="text">
      <style:text-properties officeooo:rsid="002091e6"/>
    </style:style>
    <style:style style:name="T14" style:family="text">
      <style:text-properties officeooo:rsid="0022491b"/>
    </style:style>
    <style:style style:name="T15" style:family="text">
      <style:text-properties officeooo:rsid="00233981"/>
    </style:style>
    <style:style style:name="T16" style:family="text">
      <style:text-properties officeooo:rsid="0024b1d4"/>
    </style:style>
    <style:style style:name="T17" style:family="text">
      <style:text-properties officeooo:rsid="00265b9d"/>
    </style:style>
    <style:style style:name="T18" style:family="text">
      <style:text-properties officeooo:rsid="0027cb63"/>
    </style:style>
    <style:style style:name="T19" style:family="text">
      <style:text-properties officeooo:rsid="002a32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7">Partagez notre</text:span> rêve</text:p>
      <text:p text:style-name="P8"><text:span text:style-name="T5">Nous vous proposons un voyage immobile dans l'atrium de la bibliothèque peuplé de ballons auxquels nos arduicioles sont accrochées. Avec un peu de rêve vous voilà transporté en pleine mangrove où des êtres bizarres rythment le temps avec leurs flashs. </text:span>Imaginez <text:span text:style-name="T9">des</text:span> arbre<text:span text:style-name="T9">s</text:span> de 10 à 12 mètres <text:span text:style-name="T19">de hauteur</text:span>, au<text:span text:style-name="T15">x</text:span> feuillage<text:span text:style-name="T15">s</text:span> dense<text:span text:style-name="T15">s</text:span> formé<text:span text:style-name="T15">s</text:span> de petites feuilles ovales, portant chacune une luciole, toutes les lucioles émettant leur <text:span text:style-name="T9">lumière</text:span> au rythme de trois éclairs toutes les deux secondes, dans un synchronisme parfait, l'obscurité étant totale entre les éclairs. <text:span text:style-name="T16">Nous vous invitons de l’autre côté du miroir.</text:span></text:p>
      <text:p text:style-name="P8"/>
      <text:p text:style-name="P7"/>
      <text:p text:style-name="P7"/>
      <text:p text:style-name="P14"><text:span text:style-name="T4">Arduicioles </text:span>: Petites lucioles électroniques mâles tentant d’échapper à la gravité accrochées à leur ballon, fabriquées à partir <text:s/>de contrôleurs électroniques arduinos couplés à des leds. Ces créatures artificielles sont capables de clignoter en rythme et de <text:span text:style-name="T18">se </text:span>synchroniser toutes ensemble.</text:p>
      <text:p text:style-name="P7"/>
      <text:p text:style-name="P7"><text:span text:style-name="T4">Comportement d'une arduiciole</text:span> : </text:p>
      <text:p text:style-name="P6">Chaque luciole va avoir une <text:span text:style-name="T6">horloge</text:span> cyclique et émettre un flash <text:span text:style-name="T8">pendant</text:span> une certaine durée (<text:span text:style-name="T6">durée_flash</text:span>). <text:span text:style-name="T8">Après chaque flash il y a un temps de latence pendant lesquelles les lucioles reconstituent les <text:s/>molécules (</text:span><text:span text:style-name="T7">durée_charge</text:span><text:span text:style-name="T8">). Chaque luciole perçoit un voisinage, lorsque le nombre de lucioles allumées est supérieur à un seuil et que la période de latence est finie, la luciole tente de se synchroniser en émettant également un flash (</text:span><text:span text:style-name="T7">horloge:= 0</text:span><text:span text:style-name="T8">).</text:span></text:p>
      <text:p text:style-name="P1"/>
      <text:p text:style-name="P3"><text:bookmark-start text:name="__DdeLink__457_120851155"/><text:bookmark-start text:name="__DdeLink__459_120851155"/><text:bookmark-start text:name="__DdeLink__461_120851155"/>Paramètres globaux :</text:p>
      <text:p text:style-name="P4">// <text:span text:style-name="T10">M</text:span>ême période pour tous</text:p>
      <text:p text:style-name="P4">p<text:span text:style-name="T10">é</text:span>riode</text:p>
      <text:p text:style-name="P4">// <text:span text:style-name="T10">L</text:span>a luciole émet <text:span text:style-name="T10">un </text:span>flash quand son horloge individuel<text:span text:style-name="T11">le</text:span> </text:p>
      <text:p text:style-name="P4">// est entre 0 et dur<text:span text:style-name="T10">é</text:span>e_flash - 1</text:p>
      <text:p text:style-name="P4">dur<text:span text:style-name="T10">é</text:span>e_flash</text:p>
      <text:p text:style-name="P4">// <text:span text:style-name="T10">L</text:span>e temps minimum entre 2 flash<text:span text:style-name="T1">s</text:span></text:p>
      <text:p text:style-name="P4">dur<text:span text:style-name="T10">é</text:span>e_charge</text:p>
      <text:p text:style-name="P4">// <text:span text:style-name="T10">N</text:span>ombre de voisins <text:span text:style-name="T13">devant être </text:span>allumés <text:span text:style-name="T13">pour </text:span>déclenche<text:span text:style-name="T13">r</text:span> un flash</text:p>
      <text:p text:style-name="P4">seuil</text:p>
      <text:p text:style-name="P4"/>
      <text:p text:style-name="P4"/>
      <text:p text:style-name="P4"><text:span text:style-name="T12">//P</text:span>rogramme de chaque luciole<text:span text:style-name="T2"> :</text:span></text:p>
      <text:p text:style-name="P4">// initialisation aléatoire de <text:span text:style-name="T3">l’</text:span>horloge individuel<text:span text:style-name="T14">le</text:span></text:p>
      <text:p text:style-name="P4">horloge := random(p<text:span text:style-name="T12">é</text:span>riode)</text:p>
      <text:p text:style-name="P4">répéter à l'infini {</text:p>
      <text:p text:style-name="P4"><text:s text:c="4"/>horloge := horloge + 1</text:p>
      <text:p text:style-name="P4"><text:s text:c="4"/>si horloge = p<text:span text:style-name="T12">é</text:span>riode</text:p>
      <text:p text:style-name="P4"><text:tab/>horloge := 0</text:p>
      <text:p text:style-name="P4"><text:s text:c="4"/>si (horloge &gt; dur<text:span text:style-name="T12">é</text:span>e_flash + dur<text:span text:style-name="T12">é</text:span>e_charge) et (<text:span text:style-name="T12">nombre_voisins_allumés</text:span>() &gt; seuil)</text:p>
      <text:p text:style-name="P4"><text:tab/>horloge := 0</text:p>
      <text:p text:style-name="P4"><text:s text:c="4"/>si horloge = 0 </text:p>
      <text:p text:style-name="P4"><text:tab/>flash()</text:p>
      <text:p text:style-name="P4"><text:s text:c="4"/>si horloge = duree_flash</text:p>
      <text:p text:style-name="P4"><text:tab/><text:span text:style-name="T14">arrêter</text:span>_flash()}<text:bookmark-end text:name="__DdeLink__461_120851155"/><text:bookmark-end text:name="__DdeLink__459_120851155"/><text:bookmark-end text:name="__DdeLink__457_120851155"/></text:p>
      <text:p text:style-name="P5">}</text:p>
      <text:p text:style-name="P1"/>
      <text:p text:style-name="P1"/>
      <text:p text:style-name="P11">Dissection d'une arduiciole</text:p>
      <text:p text:style-name="P9">Photos</text:p>
      <text:p text:style-name="P7"/>
      <text:p text:style-name="P13">Cycle des arduicioles</text:p>
      <text:p text:style-name="P12">ToDo</text:p>
      <text:p text:style-name="P2"><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4:32:10.871283730</meta:creation-date>
    <dc:date>2015-10-02T09:19:45.776474759</dc:date>
    <meta:editing-duration>PT1H19M4S</meta:editing-duration>
    <meta:editing-cycles>12</meta:editing-cycles>
    <meta:generator>LibreOffice/4.4.5.2$Linux_X86_64 LibreOffice_project/40m0$Build-2</meta:generator>
    <meta:document-statistic meta:table-count="0" meta:image-count="0" meta:object-count="0" meta:page-count="2" meta:paragraph-count="34" meta:word-count="324" meta:character-count="2089" meta:non-whitespace-character-count="1767"/>
  </office:meta>
</office:document-meta>
</file>